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3bae8f" officeooo:paragraph-rsid="003bae8f"/>
    </style:style>
    <style:style style:name="P2" style:family="paragraph" style:parent-style-name="Standard">
      <style:text-properties officeooo:rsid="001da49a" officeooo:paragraph-rsid="001da49a"/>
    </style:style>
    <style:style style:name="P3" style:family="paragraph" style:parent-style-name="Standard">
      <style:text-properties officeooo:rsid="003bae8f" officeooo:paragraph-rsid="003bae8f"/>
    </style:style>
    <style:style style:name="P4" style:family="paragraph" style:parent-style-name="Standard">
      <style:text-properties officeooo:rsid="003bae8f" officeooo:paragraph-rsid="00499612"/>
    </style:style>
    <style:style style:name="P5" style:family="paragraph" style:parent-style-name="Standard">
      <style:text-properties officeooo:rsid="003bae8f" officeooo:paragraph-rsid="005a95e0"/>
    </style:style>
    <style:style style:name="P6" style:family="paragraph" style:parent-style-name="Standard">
      <style:text-properties officeooo:rsid="003bae8f" officeooo:paragraph-rsid="00669c99"/>
    </style:style>
    <style:style style:name="P7" style:family="paragraph" style:parent-style-name="Standard">
      <style:text-properties officeooo:rsid="003bae8f" officeooo:paragraph-rsid="00742757"/>
    </style:style>
    <style:style style:name="P8" style:family="paragraph" style:parent-style-name="Standard">
      <style:text-properties officeooo:rsid="001da49a" officeooo:paragraph-rsid="001da49a"/>
    </style:style>
    <style:style style:name="P9" style:family="paragraph" style:parent-style-name="Standard">
      <style:text-properties officeooo:rsid="001e7eb1" officeooo:paragraph-rsid="001e7eb1"/>
    </style:style>
    <style:style style:name="P10" style:family="paragraph" style:parent-style-name="Standard">
      <style:text-properties officeooo:rsid="001fedc1" officeooo:paragraph-rsid="001fedc1"/>
    </style:style>
    <style:style style:name="P11" style:family="paragraph" style:parent-style-name="Standard">
      <style:text-properties officeooo:rsid="0022384e" officeooo:paragraph-rsid="0022384e"/>
    </style:style>
    <style:style style:name="P12" style:family="paragraph" style:parent-style-name="Standard">
      <style:text-properties officeooo:rsid="00238e3e" officeooo:paragraph-rsid="00238e3e"/>
    </style:style>
    <style:style style:name="P13" style:family="paragraph" style:parent-style-name="Standard">
      <style:text-properties officeooo:rsid="0036bf22" officeooo:paragraph-rsid="0036bf22"/>
    </style:style>
    <style:style style:name="P14" style:family="paragraph" style:parent-style-name="Standard">
      <style:text-properties officeooo:rsid="003e6262" officeooo:paragraph-rsid="003e6262"/>
    </style:style>
    <style:style style:name="P15" style:family="paragraph" style:parent-style-name="Standard">
      <style:text-properties officeooo:rsid="00469b73" officeooo:paragraph-rsid="00469b73"/>
    </style:style>
    <style:style style:name="P16" style:family="paragraph" style:parent-style-name="Standard">
      <style:text-properties officeooo:rsid="00497394" officeooo:paragraph-rsid="00497394"/>
    </style:style>
    <style:style style:name="P17" style:family="paragraph" style:parent-style-name="Standard">
      <style:text-properties officeooo:rsid="0043899e" officeooo:paragraph-rsid="0043899e"/>
    </style:style>
    <style:style style:name="P18" style:family="paragraph" style:parent-style-name="Standard">
      <style:text-properties officeooo:rsid="00499612" officeooo:paragraph-rsid="00499612"/>
    </style:style>
    <style:style style:name="P19" style:family="paragraph" style:parent-style-name="Standard">
      <style:text-properties officeooo:rsid="0057274c" officeooo:paragraph-rsid="0057274c"/>
    </style:style>
    <style:style style:name="P20" style:family="paragraph" style:parent-style-name="Standard">
      <style:text-properties officeooo:rsid="005a95e0" officeooo:paragraph-rsid="005a95e0"/>
    </style:style>
    <style:style style:name="P21" style:family="paragraph" style:parent-style-name="Standard">
      <style:text-properties officeooo:rsid="006554e6" officeooo:paragraph-rsid="006554e6"/>
    </style:style>
    <style:style style:name="P22" style:family="paragraph" style:parent-style-name="Standard">
      <style:text-properties officeooo:rsid="00669c99" officeooo:paragraph-rsid="00669c99"/>
    </style:style>
    <style:style style:name="P23" style:family="paragraph" style:parent-style-name="Standard">
      <style:text-properties officeooo:rsid="006773ae" officeooo:paragraph-rsid="006773ae"/>
    </style:style>
    <style:style style:name="P24" style:family="paragraph" style:parent-style-name="Standard">
      <style:text-properties officeooo:rsid="007391f8" officeooo:paragraph-rsid="007391f8"/>
    </style:style>
    <style:style style:name="P25" style:family="paragraph" style:parent-style-name="Standard">
      <style:text-properties officeooo:rsid="00742757" officeooo:paragraph-rsid="00742757"/>
    </style:style>
    <style:style style:name="P26" style:family="paragraph" style:parent-style-name="Standard">
      <style:text-properties officeooo:rsid="007bfe03" officeooo:paragraph-rsid="007bfe03"/>
    </style:style>
    <style:style style:name="P27" style:family="paragraph" style:parent-style-name="Standard">
      <style:text-properties officeooo:rsid="007dfd58" officeooo:paragraph-rsid="007dfd58"/>
    </style:style>
    <style:style style:name="P28" style:family="paragraph" style:parent-style-name="Standard">
      <style:text-properties officeooo:rsid="007fc1ac" officeooo:paragraph-rsid="007fc1ac"/>
    </style:style>
    <style:style style:name="P29" style:family="paragraph" style:parent-style-name="Standard">
      <style:text-properties officeooo:rsid="008427bd" officeooo:paragraph-rsid="008427bd"/>
    </style:style>
    <style:style style:name="P30" style:family="paragraph" style:parent-style-name="Standard">
      <style:text-properties officeooo:rsid="008427bd" officeooo:paragraph-rsid="00876629"/>
    </style:style>
    <style:style style:name="P31" style:family="paragraph" style:parent-style-name="Standard">
      <style:text-properties officeooo:rsid="008427bd" officeooo:paragraph-rsid="00889ceb"/>
    </style:style>
    <style:style style:name="P32" style:family="paragraph" style:parent-style-name="Standard">
      <style:text-properties officeooo:rsid="0085e463" officeooo:paragraph-rsid="0085e463"/>
    </style:style>
    <style:style style:name="P33" style:family="paragraph" style:parent-style-name="Standard">
      <style:text-properties officeooo:rsid="0085e463" officeooo:paragraph-rsid="00889ceb"/>
    </style:style>
    <style:style style:name="P34" style:family="paragraph" style:parent-style-name="Standard">
      <style:text-properties officeooo:rsid="003bae8f" officeooo:paragraph-rsid="003bae8f"/>
    </style:style>
    <style:style style:name="P35" style:family="paragraph" style:parent-style-name="Standard">
      <style:text-properties officeooo:rsid="001da49a" officeooo:paragraph-rsid="001da49a"/>
    </style:style>
    <style:style style:name="P36" style:family="paragraph" style:parent-style-name="Standard">
      <style:text-properties officeooo:rsid="008427bd" officeooo:paragraph-rsid="008427bd"/>
    </style:style>
    <style:style style:name="P37" style:family="paragraph" style:parent-style-name="Standard">
      <style:text-properties officeooo:rsid="008427bd" officeooo:paragraph-rsid="00876629"/>
    </style:style>
    <style:style style:name="P38" style:family="paragraph" style:parent-style-name="Standard">
      <style:text-properties officeooo:rsid="008427bd" officeooo:paragraph-rsid="00889ceb"/>
    </style:style>
    <style:style style:name="P39" style:family="paragraph" style:parent-style-name="Standard">
      <style:text-properties officeooo:rsid="0090320b" officeooo:paragraph-rsid="0090320b"/>
    </style:style>
    <style:style style:name="T1" style:family="text">
      <style:text-properties officeooo:rsid="001e7eb1"/>
    </style:style>
    <style:style style:name="T2" style:family="text">
      <style:text-properties officeooo:rsid="0023637a"/>
    </style:style>
    <style:style style:name="T3" style:family="text">
      <style:text-properties officeooo:rsid="00392946"/>
    </style:style>
    <style:style style:name="T4" style:family="text">
      <style:text-properties officeooo:rsid="003ad764"/>
    </style:style>
    <style:style style:name="T5" style:family="text">
      <style:text-properties officeooo:rsid="003c4ff5"/>
    </style:style>
    <style:style style:name="T6" style:family="text">
      <style:text-properties officeooo:rsid="003e7bbb"/>
    </style:style>
    <style:style style:name="T7" style:family="text">
      <style:text-properties officeooo:rsid="0047650c"/>
    </style:style>
    <style:style style:name="T8" style:family="text">
      <style:text-properties officeooo:rsid="004820c1"/>
    </style:style>
    <style:style style:name="T9" style:family="text">
      <style:text-properties officeooo:rsid="0049eb87"/>
    </style:style>
    <style:style style:name="T10" style:family="text">
      <style:text-properties officeooo:rsid="004b12b3"/>
    </style:style>
    <style:style style:name="T11" style:family="text">
      <style:text-properties officeooo:rsid="004d9116"/>
    </style:style>
    <style:style style:name="T12" style:family="text">
      <style:text-properties officeooo:rsid="005b40b6"/>
    </style:style>
    <style:style style:name="T13" style:family="text">
      <style:text-properties officeooo:rsid="00650a87"/>
    </style:style>
    <style:style style:name="T14" style:family="text">
      <style:text-properties officeooo:rsid="006773ae"/>
    </style:style>
    <style:style style:name="T15" style:family="text">
      <style:text-properties officeooo:rsid="006905f8"/>
    </style:style>
    <style:style style:name="T16" style:family="text">
      <style:text-properties officeooo:rsid="006a73fa"/>
    </style:style>
    <style:style style:name="T17" style:family="text">
      <style:text-properties officeooo:rsid="0074b9a3"/>
    </style:style>
    <style:style style:name="T18" style:family="text">
      <style:text-properties officeooo:rsid="007fc1ac"/>
    </style:style>
    <style:style style:name="T19" style:family="text">
      <style:text-properties officeooo:rsid="008014d7"/>
    </style:style>
    <style:style style:name="T20" style:family="text">
      <style:text-properties officeooo:rsid="0080bcab"/>
    </style:style>
    <style:style style:name="T21" style:family="text">
      <style:text-properties officeooo:rsid="0085e463"/>
    </style:style>
    <style:style style:name="T22" style:family="text">
      <style:text-properties officeooo:rsid="00876629"/>
    </style:style>
    <style:style style:name="T23" style:family="text">
      <style:text-properties officeooo:rsid="00889ceb"/>
    </style:style>
    <style:style style:name="T24" style:family="text">
      <style:text-properties officeooo:rsid="0090fb91"/>
    </style:style>
    <style:style style:name="T25" style:family="text">
      <style:text-properties officeooo:rsid="0092d772"/>
    </style:style>
  </office:automatic-styles>
  <office:body>
    <office:text text:use-soft-page-breaks="true">
      <office:forms form:automatic-focus="false" form:apply-design-mode="false"/>
      <text:tracked-changes text:track-changes="false">
        <text:changed-region xml:id="ct93960348719936" text:id="ct93960348719936">
          <text:insertion>
            <office:change-info>
              <dc:creator>Unknown Author</dc:creator>
              <dc:date>2019-06-06T13:07:16</dc:date>
            </office:change-info>
          </text:insertion>
        </text:changed-region>
        <text:changed-region xml:id="ct93960348226128" text:id="ct93960348226128">
          <text:insertion>
            <office:change-info>
              <dc:creator>Unknown Author</dc:creator>
              <dc:date>2019-06-06T13:09:06</dc:date>
            </office:change-info>
          </text:insertion>
        </text:changed-region>
        <text:changed-region xml:id="ct93960348229536" text:id="ct93960348229536">
          <text:insertion>
            <office:change-info>
              <dc:creator>Unknown Author</dc:creator>
              <dc:date>2019-06-06T13:06:51</dc:date>
            </office:change-info>
          </text:insertion>
        </text:changed-region>
        <text:changed-region xml:id="ct93960348836688" text:id="ct93960348836688">
          <text:insertion>
            <office:change-info>
              <dc:creator>Unknown Author</dc:creator>
              <dc:date>2019-06-06T13:07:00</dc:date>
            </office:change-info>
          </text:insertion>
        </text:changed-region>
        <text:changed-region xml:id="ct93960349090288" text:id="ct93960349090288">
          <text:insertion>
            <office:change-info>
              <dc:creator>Unknown Author</dc:creator>
              <dc:date>2019-06-06T13:07:00</dc:date>
            </office:change-info>
          </text:insertion>
        </text:changed-region>
        <text:changed-region xml:id="ct93960349092032" text:id="ct93960349092032">
          <text:insertion>
            <office:change-info>
              <dc:creator>Unknown Author</dc:creator>
              <dc:date>2019-06-06T13:07:00</dc:date>
            </office:change-info>
          </text:insertion>
        </text:changed-region>
        <text:changed-region xml:id="ct93960349093360" text:id="ct93960349093360">
          <text:insertion>
            <office:change-info>
              <dc:creator>Unknown Author</dc:creator>
              <dc:date>2019-06-06T13:07:00</dc:date>
            </office:change-info>
          </text:insertion>
        </text:changed-region>
        <text:changed-region xml:id="ct93960349094800" text:id="ct93960349094800">
          <text:insertion>
            <office:change-info>
              <dc:creator>Unknown Author</dc:creator>
              <dc:date>2019-06-06T13:07:00</dc:date>
            </office:change-info>
          </text:insertion>
        </text:changed-region>
        <text:changed-region xml:id="ct93960349096240" text:id="ct93960349096240">
          <text:insertion>
            <office:change-info>
              <dc:creator>Unknown Author</dc:creator>
              <dc:date>2019-06-06T13:07:00</dc:date>
            </office:change-info>
          </text:insertion>
        </text:changed-region>
        <text:changed-region xml:id="ct93960349096464" text:id="ct93960349096464">
          <text:insertion>
            <office:change-info>
              <dc:creator>Unknown Author</dc:creator>
              <dc:date>2019-06-06T13:08:27</dc:date>
            </office:change-info>
          </text:insertion>
        </text:changed-region>
        <text:changed-region xml:id="ct93960349097296" text:id="ct93960349097296">
          <text:insertion>
            <office:change-info>
              <dc:creator>Unknown Author</dc:creator>
              <dc:date>2019-06-06T13:10:06</dc:date>
            </office:change-info>
          </text:insertion>
        </text:changed-region>
        <text:changed-region xml:id="ct93960349098768" text:id="ct93960349098768">
          <text:insertion>
            <office:change-info>
              <dc:creator>Unknown Author</dc:creator>
              <dc:date>2019-06-06T13:11:43</dc:date>
            </office:change-info>
          </text:insertion>
        </text:changed-region>
        <text:changed-region xml:id="ct93960349100384" text:id="ct93960349100384">
          <text:insertion>
            <office:change-info>
              <dc:creator>Unknown Author</dc:creator>
              <dc:date>2019-06-06T13:13:11</dc:date>
            </office:change-info>
          </text:insertion>
        </text:changed-region>
        <text:changed-region xml:id="ct93960349102016" text:id="ct93960349102016">
          <text:insertion>
            <office:change-info>
              <dc:creator>Unknown Author</dc:creator>
              <dc:date>2019-06-06T13:14:51</dc:date>
            </office:change-info>
          </text:insertion>
        </text:changed-region>
        <text:changed-region xml:id="ct93960349069024" text:id="ct93960349069024">
          <text:deletion>
            <office:change-info>
              <dc:creator>Unknown Author</dc:creator>
              <dc:date>2019-06-06T13:10:21</dc:date>
            </office:change-info>
            <text:p text:style-name="P1"/>
            <text:p text:style-name="P2"/>
            <text:p text:style-name="P2"/>
            <text:p text:style-name="P1"/>
          </text:deletion>
        </text:changed-region>
        <text:changed-region xml:id="ct93960349109200" text:id="ct93960349109200">
          <text:insertion>
            <office:change-info>
              <dc:creator>Unknown Author</dc:creator>
              <dc:date>2019-06-06T12:13: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ults Elena Hoemann Network:</text:p>
      <text:p text:style-name="P2">6002-9000-1200-5 densly connected.</text:p>
      <text:p text:style-name="P2">Inputs: 300 scintillators E&amp;t &amp; total E &amp; #clusters.</text:p>
      <text:p text:style-name="P2">Outputs: multiplicities 1-5</text:p>
      <text:p text:style-name="P2"/>
      <text:p text:style-name="P2">Training: 1e6 events in batches of 100 events.<text:change-start text:change-id="ct93960348719936"/></text:p>
      <text:p text:style-name="P11">600 MeV neutrons, <text:a xlink:type="simple" xlink:href="mailto:30dp@14m" text:style-name="Internet_20_link" text:visited-style-name="Visited_20_Internet_20_Link">30dp@14m</text:a><text:change-end text:change-id="ct93960348719936"/><text:change-start text:change-id="ct93960348226128"/></text:p>
      <text:p text:style-name="P12">Validation: 1e4 events (same type, but they are new events; not used during training).<text:change-end text:change-id="ct93960348226128"/></text:p>
      <text:p text:style-name="P2"/>
      <text:p text:style-name="P11"><text:change-start text:change-id="ct93960348229536"/>Epochs:<text:tab/>0<text:tab/>1<text:tab/>2<text:tab/>3<text:tab/>4<text:tab/>5<text:tab/>6<text:tab/><text:change-end text:change-id="ct93960348229536"/><text:change-start text:change-id="ct93960348836688"/>7<text:tab/>8<text:tab/>9<text:tab/>10<text:change-end text:change-id="ct93960348836688"/><text:tab/><text:change-start text:change-id="ct93960349090288"/></text:p>
      <text:p text:style-name="P11">1n:<text:tab/><text:tab/><text:span text:style-name="T2">58.1%<text:tab/>88.8%<text:tab/>88.0%<text:tab/>86.6%<text:tab/>86.3%</text:span><text:change-end text:change-id="ct93960349090288"/><text:span text:style-name="T2"><text:tab/>85.3%<text:tab/>86.2%<text:tab/>86.7%<text:tab/>86.9%<text:tab/>87.0%<text:tab/>86.6%</text:span><text:change-start text:change-id="ct93960349092032"/></text:p>
      <text:p text:style-name="P11">2n:<text:tab/><text:tab/><text:span text:style-name="T2">26.9%<text:tab/>67.2%<text:tab/>65.9%<text:tab/>62.3%<text:tab/>61.7%</text:span><text:change-end text:change-id="ct93960349092032"/><text:span text:style-name="T2"><text:tab/>61.4%<text:tab/>61.4%<text:tab/>61.4%<text:tab/>64.5%<text:tab/>62.2%<text:tab/>63.0%</text:span><text:change-start text:change-id="ct93960349093360"/></text:p>
      <text:p text:style-name="P11">3n:<text:tab/><text:tab/><text:span text:style-name="T2">7.6%<text:tab/>58.3%<text:tab/>56.7%<text:tab/>56.0%<text:tab/>51.3%</text:span><text:change-end text:change-id="ct93960349093360"/><text:span text:style-name="T2"><text:tab/>51.2%<text:tab/>52.7%<text:tab/>55.1%<text:tab/>53.6%<text:tab/>55.0%<text:tab/>54.2%</text:span><text:change-start text:change-id="ct93960349094800"/></text:p>
      <text:p text:style-name="P11">4n:<text:tab/><text:tab/><text:span text:style-name="T2">8.0%<text:tab/>56.0%<text:tab/>53.4%<text:tab/>54.7%<text:tab/>57.8%</text:span><text:change-end text:change-id="ct93960349094800"/><text:span text:style-name="T2"><text:tab/>56.6%<text:tab/>55.1%<text:tab/>53.7%<text:tab/>52.5%<text:tab/>55.2%<text:tab/>55.3%</text:span><text:change-start text:change-id="ct93960349096240"/></text:p>
      <text:p text:style-name="P11">5n:<text:tab/><text:tab/><text:change-end text:change-id="ct93960349096240"/><text:change-start text:change-id="ct93960349096464"/><text:span text:style-name="T2">1.1%</text:span><text:change-end text:change-id="ct93960349096464"/><text:change-start text:change-id="ct93960349097296"/><text:span text:style-name="T2"><text:tab/>54.8%<text:tab/></text:span><text:change-end text:change-id="ct93960349097296"/><text:change-start text:change-id="ct93960349098768"/><text:span text:style-name="T2">59.0%<text:tab/></text:span><text:change-end text:change-id="ct93960349098768"/><text:change-start text:change-id="ct93960349100384"/><text:span text:style-name="T2">54.5%<text:tab/></text:span><text:change-end text:change-id="ct93960349100384"/><text:change-start text:change-id="ct93960349102016"/><text:span text:style-name="T2">53.7%</text:span><text:change-end text:change-id="ct93960349102016"/><text:span text:style-name="T2"><text:tab/>56.5%<text:tab/>57.2%<text:tab/>52.9%<text:tab/>52.7%<text:tab/>53.1%<text:tab/>54.1%</text:span></text:p>
      <text:p text:style-name="P11"/>
      <text:p text:style-name="P13">Mean:<text:tab/><text:tab/><text:span text:style-name="T3">20.3%<text:tab/>65.0%<text:tab/>64.6%<text:tab/>62.8%<text:tab/>62.2%<text:tab/>62.2%<text:tab/>62.5%<text:tab/>62.0%<text:tab/>62.0%<text:tab/>62.5%<text:tab/>62.6%</text:span></text:p>
      <text:p text:style-name="P13">geo. Mean:<text:tab/><text:span text:style-name="T4">10.1%<text:tab/>63.9%<text:tab/>63.5%<text:tab/>61.8%<text:tab/>61.0%<text:tab/>61.2%<text:tab/>61.5%<text:tab/>60.8%<text:tab/>60.8%<text:tab/>61.4%<text:tab/>61.6%</text:span></text:p>
      <text:p text:style-name="P13"/>
      <text:p text:style-name="P1">Validation with the first 1e4 training events:</text:p>
      <text:p text:style-name="P1">Epochs:<text:tab/>0<text:tab/>1<text:tab/>2<text:tab/>3<text:tab/>4<text:tab/>5<text:tab/>6<text:tab/>7<text:tab/>8<text:tab/>9<text:tab/>10</text:p>
      <text:p text:style-name="P1">1n:<text:tab/><text:tab/><text:tab/><text:span text:style-name="T6">90.3%</text:span><text:tab/><text:tab/><text:tab/><text:tab/><text:tab/><text:tab/><text:tab/><text:tab/><text:tab/><text:span text:style-name="T5">98.3%</text:span><text:tab/></text:p>
      <text:p text:style-name="P1"><text:change text:change-id="ct93960349069024"/>2n:<text:tab/><text:tab/><text:tab/><text:span text:style-name="T6">72.6%</text:span><text:tab/><text:tab/><text:tab/><text:tab/><text:tab/><text:tab/><text:tab/><text:tab/><text:tab/><text:span text:style-name="T5">96.1%</text:span><text:tab/></text:p>
      <text:p text:style-name="P1">3n:<text:tab/><text:tab/><text:tab/><text:span text:style-name="T6">60.9%</text:span><text:tab/><text:tab/><text:tab/><text:tab/><text:tab/><text:tab/><text:tab/><text:tab/><text:tab/><text:span text:style-name="T5">97.3%</text:span></text:p>
      <text:p text:style-name="P1">4n:<text:tab/><text:tab/><text:tab/><text:span text:style-name="T6">57.6%</text:span><text:tab/><text:tab/><text:tab/><text:tab/><text:tab/><text:tab/><text:tab/><text:tab/><text:tab/><text:span text:style-name="T5">94.0%</text:span></text:p>
      <text:p text:style-name="P1">5n:<text:tab/><text:tab/><text:tab/><text:span text:style-name="T6">61.7%</text:span><text:tab/><text:tab/><text:tab/><text:tab/><text:tab/><text:tab/><text:tab/><text:tab/><text:tab/><text:span text:style-name="T5">95.9%</text:span></text:p>
      <text:p text:style-name="P1"/>
      <text:p text:style-name="P15">Reference values:</text:p>
      <text:p text:style-name="P15"><text:tab/>Theory Max:<text:tab/><text:tab/>Elena Thesis: <text:tab/><text:tab/>TDR:</text:p>
      <text:p text:style-name="P15">1n:<text:tab/>93%<text:tab/><text:tab/><text:tab/>96%<text:tab/><text:tab/><text:tab/>79%</text:p>
      <text:p text:style-name="P15">2n:<text:tab/>90%<text:tab/><text:tab/><text:tab/>86%<text:tab/><text:tab/><text:tab/>67%</text:p>
      <text:p text:style-name="P15">3n:<text:tab/>88%<text:tab/><text:tab/><text:tab/>71%<text:tab/><text:tab/><text:tab/>60%</text:p>
      <text:p text:style-name="P15">4n:<text:tab/>86%<text:tab/><text:tab/><text:tab/>66%<text:tab/><text:tab/><text:tab/>50%</text:p>
      <text:p text:style-name="P15">5n:<text:tab/>83%<text:tab/><text:tab/><text:tab/>87%<text:tab/><text:tab/><text:tab/>63%</text:p>
      <text:p text:style-name="P1"/>
      <text:p text:style-name="P14">Results are not very nice… multiple epochs does not seem to improve the validation (in fact, it makes it worse). Maybe increasing batch size works, or a really lot of epochs? Or maybe Elena simply used a different event generator.</text:p>
      <text:p text:style-name="P1"/>
      <text:p text:style-name="P2">Possible upgrades (investigate one at a time):</text:p>
      <text:p text:style-name="P2">1) include 0-multiplicity output neuron</text:p>
      <text:p text:style-name="P2">2) include Tdiff per scintillator<text:span text:style-name="T8">(DONE)</text:span> The location of inputs in the network matches the crystal index: the specific scintillator. But that information only covers 2 out of 3 position coordinates. Hence, the time difference, energy deposition and hit time (time sum) should be given per scintillator.</text:p>
      <text:p text:style-name="P2">3) change input layer to t,x,y,z,E,tag per active scintillator and see if this <text:span text:style-name="T1">improves of worsens the results. Then, we know if it is possible to remove empty scintillators yes/no, which will give us an important indication on how to build a network for NeuLAND.</text:span></text:p>
      <text:p text:style-name="P9">4) make the network more complex. Elena has clearly shown that it is important to have a very wide first hidden layer, but how wide? She stopped after 9000. But maybe, 10000 is better? And maybe more hidden layers will help too?</text:p>
      <text:p text:style-name="P9"/>
      <text:p text:style-name="P10"><text:soft-page-break/>==&gt; Also quantify multiplicity vs. reconstruction importance. Check TDR method with perfect multiplcity <text:span text:style-name="T7">(DONE)</text:span> so that we know whether to <text:change-start text:change-id="ct93960349109200"/>improve Elena further, or that we should do more with actually picking the right signals. And should this be done by a network, or by a scoring-like method? Which is better?<text:change-end text:change-id="ct93960349109200"/></text:p>
      <text:p text:style-name="P10"/>
      <text:p text:style-name="P16">==&gt; Use Sn-files for training the network. That is (probably) what Elena did.</text:p>
      <text:p text:style-name="P10"/>
      <text:p text:style-name="P17">Study dep. On #events training, batch sizes, etc. </text:p>
      <text:p text:style-name="P17"/>
      <text:p text:style-name="P18">Standard Elena Network with 50000 training events &amp; 5000 validation events (9000/1000 per multiplicity) from physics generator. No Sn nuclei were simulated. 600 MeV &amp; 500 keV neutrons,</text:p>
      <text:p text:style-name="P18"><text:span text:style-name="T13">N</text:span>euLAN<text:span text:style-name="T13">D</text:span> is <text:a xlink:type="simple" xlink:href="mailto:30dp@14m" text:style-name="Internet_20_link" text:visited-style-name="Visited_20_Internet_20_Link">30dp@14m</text:a>.</text:p>
      <text:p text:style-name="P18"/>
      <text:p text:style-name="P4">Epochs:<text:tab/>1<text:tab/>2<text:tab/>3<text:tab/><text:span text:style-name="T11">5<text:tab/>10<text:tab/>15<text:tab/>20<text:tab/>25<text:tab/>28<text:tab/>28 (training):</text:span></text:p>
      <text:p text:style-name="P4">1n:<text:tab/><text:tab/><text:span text:style-name="T9">85.5%</text:span><text:tab/><text:span text:style-name="T10">80.0%<text:tab/>84.1%<text:tab/>78.1%<text:tab/>85.0%<text:tab/>80.7%<text:tab/>85.6%<text:tab/>86.1%<text:tab/>83.2%<text:tab/>96.1%</text:span></text:p>
      <text:p text:style-name="P4">2n:<text:tab/><text:tab/><text:span text:style-name="T9">61.8%</text:span><text:tab/><text:span text:style-name="T10">61.0%<text:tab/>61.8%<text:tab/>56.3%<text:tab/>51.7%<text:tab/>56.8%<text:tab/>54.0%<text:tab/>54.1%<text:tab/>56.6%<text:tab/>93.5%</text:span></text:p>
      <text:p text:style-name="P4">3n:<text:tab/><text:tab/><text:span text:style-name="T9">52.2%<text:tab/>50.8%<text:tab/>49.0%<text:tab/>49.1%<text:tab/>51.5%<text:tab/>41.7%<text:tab/>41.5%<text:tab/>39.4%<text:tab/>39.2%<text:tab/>92.0%</text:span></text:p>
      <text:p text:style-name="P4">4n:<text:tab/><text:tab/><text:span text:style-name="T9">57.2%<text:tab/>58.3%<text:tab/>52.0%<text:tab/>56.0%<text:tab/>50.4%<text:tab/>55.3%<text:tab/>40.0%<text:tab/>42.5%<text:tab/>52.7%<text:tab/>95.7%</text:span></text:p>
      <text:p text:style-name="P4">5n:<text:tab/><text:tab/><text:span text:style-name="T9">49.4%<text:tab/>42.1%<text:tab/>44.4%<text:tab/>44.5%<text:tab/>50.1%<text:tab/>45.2%<text:tab/>59.9%<text:tab/>61.8%<text:tab/>49.9%<text:tab/>91.2%</text:span></text:p>
      <text:p text:style-name="P4"/>
      <text:p text:style-name="P19">Same, but now with the Sn-nuclei simulated:</text:p>
      <text:p text:style-name="P4"/>
      <text:p text:style-name="P5">Epochs:<text:tab/>1<text:tab/>2<text:tab/>3<text:tab/><text:span text:style-name="T11">5<text:tab/>10<text:tab/>15<text:tab/>20<text:tab/>25<text:tab/>28<text:tab/>28 (training):</text:span></text:p>
      <text:p text:style-name="P20">1n:<text:tab/><text:tab/><text:span text:style-name="T12">86.6<text:tab/>85.4<text:tab/>84.8<text:tab/>77.6<text:tab/>83.1<text:tab/>82.6<text:tab/>81.0<text:tab/>82.0<text:tab/>80.5</text:span></text:p>
      <text:p text:style-name="P20">2n:<text:tab/><text:tab/><text:span text:style-name="T12">56.2<text:tab/>52.9<text:tab/>54.7<text:tab/>51.8<text:tab/>54.1<text:tab/>53.8<text:tab/>56.0<text:tab/>56.6<text:tab/>60.2</text:span></text:p>
      <text:p text:style-name="P20">3n:<text:tab/><text:tab/><text:span text:style-name="T12">40.0<text:tab/>42.6<text:tab/>46.4<text:tab/>49.0<text:tab/>43.0<text:tab/>43.3<text:tab/>41.8<text:tab/>37.2<text:tab/>39.5</text:span></text:p>
      <text:p text:style-name="P20">4n:<text:tab/><text:tab/><text:span text:style-name="T12">48.4<text:tab/>54.2<text:tab/>52.2<text:tab/>49.5<text:tab/>48.0<text:tab/>53.3<text:tab/>47.0<text:tab/>52.9<text:tab/>35.9</text:span></text:p>
      <text:p text:style-name="P20">5n:<text:tab/><text:tab/><text:span text:style-name="T12">65.7<text:tab/>58.9<text:tab/>50.0<text:tab/>51.5<text:tab/>52.5<text:tab/>41.5<text:tab/>52.2<text:tab/>46.8<text:tab/>63.3</text:span></text:p>
      <text:p text:style-name="P20"/>
      <text:p text:style-name="P21">==&gt; problem with MT-code! Physics generator results are Not trustworthy!</text:p>
      <text:p text:style-name="P22">==&gt; Problem is now solved.</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Use 1e6 training events (all multiplicities total). Iterate over the Sn-files from 0 till 8999. Use random rotation of neutrons per event and different Geant4 random seeds so that all events are different. 500 keV energy difference stays the same (has been checked). 600 MeV neutrons, Sn nuclei were NOT simulated. NeuLAND is <text:a xlink:type="simple" xlink:href="mailto:30dp@14m" text:style-name="Internet_20_link" text:visited-style-name="Visited_20_Internet_20_Link">30dp@14m</text:a>. Use 10000 validation events. Different random seeds &amp; random rotations, but the SAME source events! <text:span text:style-name="T16">Batch size is 1000 events. Hence, 1e6 training events means 1000 batches. Elena’s thesis included max. 2500 batches.</text:span></text:p>
      <text:p text:style-name="P22"/>
      <text:p text:style-name="P6">Epochs:<text:tab/>1<text:tab/>2<text:tab/>3<text:tab/><text:span text:style-name="T14">4<text:tab/>5<text:tab/>6<text:tab/>7<text:tab/>7 (training)<text:tab/>TDR:</text:span></text:p>
      <text:p text:style-name="P23">1n:<text:tab/><text:tab/><text:span text:style-name="T15">91.6<text:tab/>91.3<text:tab/>91.1<text:tab/>90.1<text:tab/>89.0<text:tab/>91.6<text:tab/>88.7<text:tab/>97.5<text:tab/><text:tab/>81.2</text:span></text:p>
      <text:p text:style-name="P23">2n:<text:tab/><text:tab/><text:span text:style-name="T15">73.7<text:tab/>73.3<text:tab/>71.4<text:tab/>68.5<text:tab/>84.8<text:tab/>4.4<text:tab/>56.0<text:tab/>94.7<text:tab/><text:tab/>67.8</text:span></text:p>
      <text:p text:style-name="P23">3n:<text:tab/><text:tab/><text:span text:style-name="T15">57.9<text:tab/>57.8<text:tab/>54.9<text:tab/>52.1<text:tab/>43.2<text:tab/>24.6<text:tab/>52.7<text:tab/>94.1<text:tab/><text:tab/>63.3</text:span></text:p>
      <text:p text:style-name="P23">4n:<text:tab/><text:tab/><text:span text:style-name="T15">53.6<text:tab/>56.0<text:tab/>56.7<text:tab/>55.0<text:tab/>33.5<text:tab/>46.7<text:tab/>63.0<text:tab/>93.8<text:tab/><text:tab/>58.8</text:span></text:p>
      <text:p text:style-name="P23">5n:<text:tab/><text:tab/><text:span text:style-name="T15">58.7<text:tab/>62.5<text:tab/>61.2<text:tab/>63.6<text:tab/>3.7<text:tab/>78.9<text:tab/>56.0<text:tab/>94.1<text:tab/><text:tab/>59.9</text:span></text:p>
      <text:p text:style-name="P23"/>
      <text:p text:style-name="P24">Same, but test events are now iterated over 9000-9999 (so really previously unseen):</text:p>
      <text:p text:style-name="P24"/>
      <text:p text:style-name="P7">Epochs:<text:tab/>1<text:tab/>2<text:tab/>3<text:tab/><text:span text:style-name="T14">4<text:tab/>5<text:tab/>6<text:tab/>7<text:tab/>7 (training)<text:tab/>TDR:</text:span></text:p>
      <text:p text:style-name="P25">1n:<text:tab/><text:tab/>91.6<text:tab/><text:span text:style-name="T17">91.5<text:tab/>91.7<text:tab/>90.1<text:tab/>89.2<text:tab/>91.6<text:tab/>89.3<text:tab/>97.5<text:tab/><text:tab/>81.2</text:span></text:p>
      <text:p text:style-name="P25">2n:<text:tab/><text:tab/>70.3<text:tab/><text:span text:style-name="T17">71.3<text:tab/>69.9<text:tab/>66.7<text:tab/>82.9<text:tab/>5.2<text:tab/>54.5<text:tab/>94.7<text:tab/><text:tab/>67.8</text:span></text:p>
      <text:p text:style-name="P25">3n:<text:tab/><text:tab/>59.8<text:tab/><text:span text:style-name="T17">60.4<text:tab/>56.8<text:tab/>54.4<text:tab/>44.9<text:tab/>24.5<text:tab/>54.5<text:tab/>94.1<text:tab/><text:tab/>63.3</text:span></text:p>
      <text:p text:style-name="P25">4n:<text:tab/><text:tab/>56.0<text:tab/><text:span text:style-name="T17">58.4<text:tab/>57.5<text:tab/>56.8<text:tab/>32.4<text:tab/>48.6<text:tab/>66.1<text:tab/>93.8<text:tab/><text:tab/>58.8</text:span></text:p>
      <text:p text:style-name="P25">5n:<text:tab/><text:tab/>58.5<text:tab/><text:span text:style-name="T17">62.6<text:tab/>62.2<text:tab/>64.3<text:tab/>4.3<text:tab/>78.5<text:tab/>57.4<text:tab/>94.1<text:tab/><text:tab/>59.9</text:span></text:p>
      <text:p text:style-name="P25"/>
      <text:p text:style-name="P26">==&gt; Pretty OK, but somehow we seem to be stuck at TDR efficiencies…</text:p>
      <text:p text:style-name="P26"/>
      <text:p text:style-name="P27">==&gt; We have tested boxgenerator vs. physics generator (Sn data 500 keV), QGSP_BERT_HP vs. QGSP_INCLXX_HP and with/without Sn nucleus in the particle-gun (which produces background). We have also <text:span text:style-name="T18">checked whether adding the pos. coordinate along the scintillator helps (meaning that we go from 6002 to 9002 inputs in the DNN). Supprisingly, it does NOT help.</text:span></text:p>
      <text:p text:style-name="P27"/>
      <text:p text:style-name="P28">==&gt; We did NOT do the same pre-processing of the data as Elena. This pre-processing includes:</text:p>
      <text:p text:style-name="P28">* Discarding one-hit clusters</text:p>
      <text:p text:style-name="P28">* Discard events with 0 neutrons or more then 5 neutrons</text:p>
      <text:p text:style-name="P28">* <text:span text:style-name="T19">events where the ASCII multiplicity and the detected multiplicity do not match, are discarded.</text:span></text:p>
      <text:p text:style-name="P28">* <text:span text:style-name="T19">Simulate uniform DETECTED multiplicity, meaning that 5n neutrons have a slightly higher changes of being produced in the particle gun.</text:span></text:p>
      <text:p text:style-name="P28">* <text:span text:style-name="T20">Influence of Aluminium strips is not investigated either.</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Reconstruction method<text:span text:style-name="T22">s</text:span>:</text:p>
      <text:p text:style-name="P29"/>
      <text:p text:style-name="P29">Elena:</text:p>
      <text:p text:style-name="P29"><text:tab/><text:tab/>TDR:<text:tab/><text:tab/><text:tab/>Scoring:<text:tab/><text:tab/><text:span text:style-name="T21">Bayesian:<text:tab/><text:tab/>DNN:<text:tab/></text:span></text:p>
      <text:p text:style-name="P29"><text:tab/><text:tab/>Sim:<text:tab/><text:tab/><text:tab/>Sim:<text:tab/><text:tab/><text:tab/><text:span text:style-name="T21">Sim:<text:tab/><text:tab/><text:tab/>Sim:</text:span></text:p>
      <text:p text:style-name="P29"><text:tab/><text:tab/>sec:<text:tab/>prim:<text:tab/><text:tab/><text:span text:style-name="T21">sec: <text:tab/>prim:<text:tab/><text:tab/>sec:<text:tab/>prim:<text:tab/><text:tab/>sec:<text:tab/>prim:</text:span></text:p>
      <text:p text:style-name="P29">Exp: sec:<text:tab/>65<text:tab/>9<text:tab/><text:tab/><text:span text:style-name="T21">54<text:tab/>8<text:tab/><text:tab/>55<text:tab/>7<text:tab/><text:tab/>76<text:tab/>19</text:span></text:p>
      <text:p text:style-name="P29"><text:s text:c="9"/>prim:<text:tab/>35<text:tab/>91<text:tab/><text:tab/><text:span text:style-name="T21">46<text:tab/>92<text:tab/><text:tab/>45<text:tab/>93<text:tab/><text:tab/>24<text:tab/>81</text:span></text:p>
      <text:p text:style-name="P29"/>
      <text:p text:style-name="P39">Avg:<text:tab/><text:tab/>78<text:tab/><text:tab/><text:tab/>73<text:tab/><text:tab/><text:tab/>74<text:tab/><text:tab/><text:tab/>79</text:p>
      <text:p text:style-name="P39">Determinant:<text:tab/>0.56<text:tab/><text:tab/><text:tab/>0.46<text:tab/><text:tab/><text:tab/>0.48<text:tab/><text:tab/><text:tab/>0.57</text:p>
      <text:p text:style-name="P39"/>
      <text:p text:style-name="P32"><text:bookmark-start text:name="__DdeLink__846_1172756964"/>Christiaan <text:span text:style-name="T23">Perfect multiplicity</text:span>:</text:p>
      <text:p text:style-name="P30"><text:tab/><text:tab/>TDR:<text:tab/><text:tab/><text:tab/>Scoring<text:span text:style-name="T22">+</text:span>:<text:tab/><text:tab/></text:p>
      <text:p text:style-name="P30"><text:tab/><text:tab/>Sim:<text:tab/><text:tab/><text:tab/>Sim:<text:tab/><text:tab/><text:tab/></text:p>
      <text:p text:style-name="P30"><text:tab/><text:tab/>sec:<text:tab/>prim:<text:tab/><text:tab/><text:span text:style-name="T21">sec: <text:tab/>prim:<text:tab/><text:tab/></text:span></text:p>
      <text:p text:style-name="P30">Exp: sec:<text:tab/><text:span text:style-name="T23">86<text:tab/>29</text:span><text:tab/><text:tab/><text:span text:style-name="T22">88<text:tab/>19</text:span></text:p>
      <text:p text:style-name="P30"><text:s text:c="9"/>prim:<text:tab/><text:span text:style-name="T23">14</text:span><text:tab/><text:span text:style-name="T23">71<text:tab/><text:tab/>12<text:tab/>81</text:span></text:p>
      <text:p text:style-name="P30"/>
      <text:p text:style-name="P39">Avg:<text:tab/><text:tab/>78<text:tab/><text:tab/><text:tab/>85</text:p>
      <text:p text:style-name="P39">Determinant:<text:tab/>0.57<text:tab/><text:tab/><text:tab/>0.69</text:p>
      <text:p text:style-name="P29"><text:bookmark-end text:name="__DdeLink__846_1172756964"/></text:p>
      <text:p text:style-name="P33">Christiaan <text:span text:style-name="T23">TDR multiplicity</text:span>:</text:p>
      <text:p text:style-name="P31"><text:tab/><text:tab/>TDR:<text:tab/><text:tab/><text:tab/>Scoring<text:span text:style-name="T22">+</text:span>:<text:tab/><text:tab/></text:p>
      <text:p text:style-name="P31"><text:tab/><text:tab/>Sim:<text:tab/><text:tab/><text:tab/>Sim:<text:tab/><text:tab/><text:tab/></text:p>
      <text:p text:style-name="P31"><text:tab/><text:tab/>sec:<text:tab/>prim:<text:tab/><text:tab/><text:span text:style-name="T21">sec: <text:tab/>prim:<text:tab/><text:tab/></text:span></text:p>
      <text:p text:style-name="P31">Exp: sec:<text:tab/><text:span text:style-name="T23">86<text:tab/>30</text:span><text:tab/><text:tab/><text:span text:style-name="T22">88<text:tab/>21</text:span></text:p>
      <text:p text:style-name="P31"><text:s text:c="9"/>prim:<text:tab/><text:span text:style-name="T23">14</text:span><text:tab/><text:span text:style-name="T23">70<text:tab/><text:tab/>12<text:tab/>79</text:span></text:p>
      <text:p text:style-name="P31"/>
      <text:p text:style-name="P39">Avg:<text:tab/><text:tab/>78<text:tab/><text:tab/><text:tab/>8<text:span text:style-name="T24">4</text:span></text:p>
      <text:p text:style-name="P39">Determinant:<text:tab/>0.57<text:tab/><text:tab/><text:tab/>0.6<text:span text:style-name="T25">7</text:span></text:p>
      <text:p text:style-name="P31"/>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6T13:57:54.385388829</meta:creation-date>
    <meta:editing-duration>PT29M11S</meta:editing-duration>
    <meta:editing-cycles>15</meta:editing-cycles>
    <meta:generator>LibreOffice/6.0.7.3$Linux_X86_64 LibreOffice_project/00m0$Build-3</meta:generator>
    <dc:date>2019-06-27T14:58:03.688466882</dc:date>
    <meta:document-statistic meta:table-count="0" meta:image-count="0" meta:object-count="0" meta:page-count="4" meta:paragraph-count="102" meta:word-count="1112" meta:character-count="6456" meta:non-whitespace-character-count="5213"/>
  </office:meta>
</office:document-meta>
</file>